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120000005C370AF132057419C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marker-start="Arrow" draw:marker-start-width="0.3cm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0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867cm" svg:height="6.667cm" svg:x="0.133cm" svg:y="10.2cm">
          <draw:image xlink:href="Pictures/10000201000001120000005C370AF132057419C1.png" xlink:type="simple" xlink:show="embed" xlink:actuate="onLoad">
            <text:p/>
          </draw:image>
        </draw:frame>
        <draw:line draw:style-name="gr2" draw:text-style-name="P1" draw:layer="layout" svg:x1="12.3cm" svg:y1="10.7cm" svg:x2="14.4cm" svg:y2="8.5cm">
          <text:p/>
        </draw:line>
        <draw:frame draw:style-name="gr3" draw:text-style-name="P2" draw:layer="layout" svg:width="3.7cm" svg:height="1.673cm" svg:x="14.9cm" svg:y="7cm">
          <draw:text-box>
            <text:p>New DNA strand 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04-24T11:45:06.612045191</dc:date>
    <meta:editing-duration>PT3M2S</meta:editing-duration>
    <meta:editing-cycles>1</meta:editing-cycles>
    <meta:document-statistic meta:object-count="3"/>
    <meta:generator>LibreOffice/5.0.5.2$Linux_X86_64 LibreOffice_project/00m0$Build-2</meta:generator>
  </office:meta>
</office:document-meta>
</file>